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f849" style:font-weight-asian="bold"/>
    </style:style>
    <style:style style:name="T3" style:family="text">
      <style:text-properties fo:background-color="#ffff00"/>
    </style:style>
    <style:style style:name="T4" style:family="text">
      <style:text-properties fo:color="#cf8e6d" loext:opacity="100%" style:font-name="JetBrains Mono" fo:font-size="11.5pt" fo:font-style="normal" fo:font-weight="normal" style:font-name-asian="Times New Roman" style:font-size-asian="11.5pt" style:language-asian="pt" style:country-asian="BR" style:font-style-asian="normal" style:font-weight-asian="normal" style:font-name-complex="Courier New2" style:font-size-complex="10pt"/>
    </style:style>
    <style:style style:name="T5" style:family="text">
      <style:text-properties fo:color="#cf8e6d" loext:opacity="100%" style:font-name="JetBrains Mono" fo:font-size="11.5pt" fo:font-style="normal" fo:font-weight="normal" style:font-size-asian="11.5pt" style:font-style-asian="normal" style:font-weight-asian="normal"/>
    </style:style>
    <style:style style:name="T6" style:family="text">
      <style:text-properties fo:color="#bcbec4" loext:opacity="100%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bcbec4" loext:opacity="100%" style:font-name="Courier New1" fo:font-size="10pt" style:font-name-asian="Times New Roman" style:font-size-asian="10pt" style:language-asian="pt" style:country-asian="BR" style:font-name-complex="Courier New2" style:font-size-complex="10pt"/>
    </style:style>
    <style:style style:name="T8" style:family="text">
      <style:text-properties fo:color="#56a8f5" loext:opacity="100%" style:font-name="JetBrains Mono" fo:font-size="11.5pt" fo:font-style="normal" fo:font-weight="normal" style:font-size-asian="11.5pt" style:font-style-asian="normal" style:font-weight-asian="normal"/>
    </style:style>
    <style:style style:name="T9" style:family="text">
      <style:text-properties fo:color="#aa4926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2aacb8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8888c6" loext:opacity="100%" style:font-name="JetBrains Mono" fo:font-size="11.5pt" fo:font-style="normal" fo:font-weight="normal" style:font-size-asian="11.5pt" style:font-style-asian="normal" style:font-weight-asian="normal"/>
    </style:style>
    <style:style style:name="T12" style:family="text">
      <style:text-properties fo:color="#6aab73" loext:opacity="100%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color="#7a7e85" loext:opacity="100%" style:font-name="JetBrains Mono" fo:font-size="11.5pt" fo:font-style="normal" fo:font-weight="normal" style:font-size-asian="11.5pt" style:font-style-asian="normal" style:font-weight-asian="normal"/>
    </style:style>
    <style:style style:name="T14" style:family="text">
      <style:text-properties officeooo:rsid="001cd76b"/>
    </style:style>
    <style:style style:name="T15" style:family="text">
      <style:text-properties fo:color="#6f737a" loext:opacity="100%" style:font-name="JetBrains Mono" fo:font-size="11.5pt" fo:font-style="normal" fo:font-weight="normal" style:font-size-asian="11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2">7</text:span><text:span text:style-name="T1">Exercício Geral de Fixação sobre Funções, Try-Except</text:span></text:p>
      <text:p text:style-name="Standard">Você deverá desenvolver um programa em Python que leia um arquivo Excel contendo registros de empregados de uma empresa. </text:p>
      <text:p text:style-name="Standard">Cada registro conterá as seguintes informações:</text:p>
      <text:p text:style-name="Standard"/>
      <text:list text:style-name="WWNum1">
        <text:list-item>
          <text:p text:style-name="P1">Matrícula (identificação do empregado)</text:p>
        </text:list-item>
        <text:list-item>
          <text:p text:style-name="P1">Nome do empregado</text:p>
        </text:list-item>
        <text:list-item>
          <text:p text:style-name="P1">Sexo (M ou F)</text:p>
        </text:list-item>
        <text:list-item>
          <text:p text:style-name="P1">Salário Hora (valor por hora trabalhada)</text:p>
        </text:list-item>
        <text:list-item>
          <text:p text:style-name="P1">Horas Trabalhadas (número de horas trabalhadas no mês)</text:p>
        </text:list-item>
      </text:list>
      <text:p text:style-name="Standard"/>
      <text:p text:style-name="Standard"><text:span text:style-name="T1">Seu programa deverá realizar as seguintes tarefas</text:span>:</text:p>
      <text:p text:style-name="Standard"/>
      <text:p text:style-name="Standard"><text:span text:style-name="T1">1 - Leitura do Arquivo Excel</text:span>: O arquivo deve ser lido utilizando a biblioteca <text:span text:style-name="T3">pandas</text:span>, e cada <text:span text:style-name="T3">linha </text:span>será </text:p>
      <text:p text:style-name="Standard">processada como um <text:span text:style-name="T3">registro </text:span>de empregado. <text:span text:style-name="T14">OK</text:span></text:p>
      <text:p text:style-name="Standard"/>
      <text:p text:style-name="Standard"><text:span text:style-name="T1">2 - Validação dos Dados</text:span>: <text:span text:style-name="T14">OK</text:span></text:p>
      <text:p text:style-name="Standard"/>
      <text:list text:style-name="WWNum2">
        <text:list-item>
          <text:p text:style-name="P2">Verificar se a Matrícula é numérica.</text:p>
        </text:list-item>
        <text:list-item>
          <text:p text:style-name="P2">Verificar se o Nome contém apenas caracteres alfabéticos.</text:p>
        </text:list-item>
        <text:list-item>
          <text:p text:style-name="P2">Verificar se o Sexo é 'M' ou 'F'.</text:p>
        </text:list-item>
        <text:list-item>
          <text:p text:style-name="P2">Verificar se o Salário Hora e as Horas Trabalhadas são valores numéricos.</text:p>
        </text:list-item>
      </text:list>
      <text:p text:style-name="Standard"/>
      <text:p text:style-name="Standard">-- Caso algum desses dados esteja inconsistente, uma mensagem de erro deve ser exibida, e </text:p>
      <text:p text:style-name="Standard">os cálculos de salário para aquele registro não serão realizados.</text:p>
      <text:p text:style-name="Standard">-- Caso o registro contenha dados inválidos, exibir uma mensagem de erro com o motivo e continuar </text:p>
      <text:p text:style-name="Standard">o processamento dos demais registros.</text:p>
      <text:p text:style-name="Standard"/>
      <text:p text:style-name="Standard">Tratamento de Exceções: Utilize blocos try-except para capturar possíveis erros, como </text:p>
      <text:p text:style-name="Standard">quando a matrícula ou o salário hora não forem numéricos ou quando o nome ou sexo não </text:p>
      <text:p text:style-name="Standard">estiverem no formato correto. <text:span text:style-name="T14">OK</text:span></text:p>
      <text:p text:style-name="Standard"/>
      <text:p text:style-name="Standard"><text:span text:style-name="T1">3 - Cálculo de Salário</text:span> (somente se os dados estiverem consistentes): Elaborar uma função para cálculos: <text:span text:style-name="T14">OK</text:span></text:p>
      <text:p text:style-name="Standard"/>
      <text:list text:style-name="WWNum3">
        <text:list-item>
          <text:p text:style-name="P3"><text:soft-page-break/>Salário Bruto: Calculado como salário_hora * horas_trabalhadas.</text:p>
        </text:list-item>
        <text:list-item>
          <text:p text:style-name="P3">Descontos: Assumir um desconto de 10% sobre o salário bruto.</text:p>
        </text:list-item>
        <text:list-item>
          <text:p text:style-name="P3">Salário Líquido: Calculado como salário_bruto - descontos.</text:p>
        </text:list-item>
        <text:list-item>
          <text:p text:style-name="P3">Total dos Salários Brutos</text:p>
          <text:p text:style-name="P3"/>
        </text:list-item>
      </text:list>
      <text:p text:style-name="Standard"><text:span text:style-name="T1">4 - Exibição dos Resultados</text:span>:</text:p>
      <text:p text:style-name="Standard"/>
      <text:p text:style-name="Standard">Dar a opção para que o usuário informe o que ele quer de resultados:</text:p>
      <text:p text:style-name="Standard"/>
      <text:p text:style-name="Standard"><text:span text:style-name="T1">Se opção for 1</text:span> - Para cada empregado com dados consistentes, o programa deverá exibir</text:p>
      <text:p text:style-name="Standard"><text:tab/><text:tab/>Matrícula</text:p>
      <text:p text:style-name="Standard"><text:tab/><text:tab/>Nome do empregado</text:p>
      <text:p text:style-name="Standard"><text:tab/><text:tab/>Salário Bruto</text:p>
      <text:p text:style-name="Standard"><text:tab/><text:tab/>Valor dos Descontos</text:p>
      <text:p text:style-name="Standard"><text:tab/><text:tab/>Salário Líquido</text:p>
      <text:p text:style-name="Standard"/>
      <text:p text:style-name="Standard"><text:span text:style-name="T1">Se opção for 2</text:span> - Exibir apenas o Total dos Salários Brutos</text:p>
      <text:p text:style-name="Standard"/>
      <text:p text:style-name="P5" loext:marker-style-name="T6"><text:span text:style-name="T5">from </text:span><text:span text:style-name="T6">curses.ascii </text:span><text:span text:style-name="T5">import </text:span><text:span text:style-name="T6">isalpha<text:line-break/><text:line-break/></text:span><text:span text:style-name="T5">import </text:span><text:span text:style-name="T6">pandas </text:span><text:span text:style-name="T5">as </text:span><text:span text:style-name="T6">pd<text:line-break/><text:line-break/></text:span><text:span text:style-name="T5">def </text:span><text:span text:style-name="T8">verificar_arquivo</text:span><text:span text:style-name="T6">(caminho_arquivo):<text:line-break/> <text:s text:c="3"/></text:span><text:span text:style-name="T5">try</text:span><text:span text:style-name="T6">:<text:line-break/> <text:s text:c="7"/></text:span><text:span text:style-name="T15">df </text:span><text:span text:style-name="T6">= pd.read_excel(caminho_arquivo, </text:span><text:span text:style-name="T9">header</text:span><text:span text:style-name="T6">=</text:span><text:span text:style-name="T10">1</text:span><text:span text:style-name="T6">)<text:line-break/> <text:s text:c="7"/></text:span><text:span text:style-name="T11">print</text:span><text:span text:style-name="T6">(</text:span><text:span text:style-name="T12">"</text:span><text:span text:style-name="T5">\n</text:span><text:span text:style-name="T12">Arquivo Encontrado."</text:span><text:span text:style-name="T6">)<text:line-break/> <text:s text:c="7"/></text:span><text:span text:style-name="T5">return True<text:line-break/><text:line-break/> <text:s text:c="3"/>except </text:span><text:span text:style-name="T11">FileNotFoundError</text:span><text:span text:style-name="T6">:<text:line-break/> <text:s text:c="7"/></text:span><text:span text:style-name="T11">print</text:span><text:span text:style-name="T6">(</text:span><text:span text:style-name="T12">"</text:span><text:span text:style-name="T5">\n</text:span><text:span text:style-name="T12">Arquivo não encontrado. Verifique o caminho."</text:span><text:span text:style-name="T6">)<text:line-break/> <text:s text:c="7"/></text:span><text:span text:style-name="T11">exit</text:span><text:span text:style-name="T6">()<text:line-break/><text:line-break/></text:span><text:span text:style-name="T13"># print(verificar_arquivo(r'/home/daphne/Documentos/Excel/Pandas.xlsx'))<text:line-break/><text:line-break/></text:span><text:span text:style-name="T5">def </text:span><text:span text:style-name="T8">verificar_matricula</text:span><text:span text:style-name="T6">(caminho_arquivo):<text:line-break/><text:line-break/> <text:s text:c="3"/>df = pd.read_excel(caminho_arquivo, </text:span><text:span text:style-name="T9">header</text:span><text:span text:style-name="T6">=</text:span><text:span text:style-name="T10">1</text:span><text:span text:style-name="T6">)<text:line-break/> <text:s text:c="3"/>df.columns = df.columns.str.strip()<text:line-break/><text:line-break/></text:span><text:soft-page-break/><text:span text:style-name="T6"> <text:s text:c="3"/>matricula = </text:span><text:span text:style-name="T5">False<text:line-break/><text:line-break/> <text:s text:c="3"/>if </text:span><text:span text:style-name="T12">'Matrícula' </text:span><text:span text:style-name="T5">in </text:span><text:span text:style-name="T6">df.columns:<text:line-break/><text:line-break/> <text:s text:c="7"/></text:span><text:span text:style-name="T5">try</text:span><text:span text:style-name="T6">:<text:line-break/> <text:s text:c="11"/></text:span><text:span text:style-name="T5">if </text:span><text:span text:style-name="T6">pd.api.types.is_numeric_dtype(df[</text:span><text:span text:style-name="T12">'Matrícula'</text:span><text:span text:style-name="T6">]):<text:line-break/> <text:s text:c="15"/></text:span><text:span text:style-name="T11">print</text:span><text:span text:style-name="T6">(</text:span><text:span text:style-name="T12">"O campo 'Matrícula' é numérico"</text:span><text:span text:style-name="T6">)<text:line-break/> <text:s text:c="15"/>matricula = </text:span><text:span text:style-name="T5">True<text:line-break/> <text:s text:c="11"/>else</text:span><text:span text:style-name="T6">:<text:line-break/> <text:s text:c="15"/></text:span><text:span text:style-name="T11">print</text:span><text:span text:style-name="T6">(</text:span><text:span text:style-name="T12">"O campo 'Matrícula' não é numérico"</text:span><text:span text:style-name="T6">)<text:line-break/> <text:s text:c="7"/></text:span><text:span text:style-name="T5">except </text:span><text:span text:style-name="T11">Exception </text:span><text:span text:style-name="T5">as </text:span><text:span text:style-name="T6">e:<text:line-break/> <text:s text:c="11"/></text:span><text:span text:style-name="T11">print</text:span><text:span text:style-name="T6">(</text:span><text:span text:style-name="T12">f"</text:span><text:span text:style-name="T5">\n</text:span><text:span text:style-name="T12">Ocorreu um erro: </text:span><text:span text:style-name="T5">{</text:span><text:span text:style-name="T6">e</text:span><text:span text:style-name="T5">}</text:span><text:span text:style-name="T12">"</text:span><text:span text:style-name="T6">)<text:line-break/> <text:s text:c="3"/></text:span><text:span text:style-name="T5">else</text:span><text:span text:style-name="T6">:<text:line-break/> <text:s text:c="7"/></text:span><text:span text:style-name="T11">print</text:span><text:span text:style-name="T6">(</text:span><text:span text:style-name="T12">"</text:span><text:span text:style-name="T5">\n</text:span><text:span text:style-name="T12">A coluna 'Matrícula' não foi encontrada."</text:span><text:span text:style-name="T6">)<text:line-break/> <text:s text:c="7"/></text:span><text:span text:style-name="T11">print</text:span><text:span text:style-name="T6">(df.columns.tolist()) </text:span><text:span text:style-name="T13"># Lista as colunas disponíveis<text:line-break/><text:line-break/> <text:s text:c="3"/></text:span><text:span text:style-name="T5">return </text:span><text:span text:style-name="T6">matricula<text:line-break/><text:line-break/></text:span><text:span text:style-name="T13"># verificar_matricula(r'/home/daphne/Documentos/Excel/Pandas.xlsx')<text:line-break/><text:line-break/></text:span><text:span text:style-name="T5">def </text:span><text:span text:style-name="T8">verificar_nome</text:span><text:span text:style-name="T6">(caminho_arquivo):<text:line-break/><text:line-break/> <text:s text:c="3"/>df = pd.read_excel(caminho_arquivo, </text:span><text:span text:style-name="T9">header</text:span><text:span text:style-name="T6">=</text:span><text:span text:style-name="T10">1</text:span><text:span text:style-name="T6">)<text:line-break/> <text:s text:c="3"/>df.columns = df.columns.str.strip()<text:line-break/><text:line-break/> <text:s text:c="3"/>nome = </text:span><text:span text:style-name="T5">False<text:line-break/><text:line-break/> <text:s text:c="3"/>if </text:span><text:span text:style-name="T12">'Nome do Empregado' </text:span><text:span text:style-name="T5">in </text:span><text:span text:style-name="T6">df.columns:<text:line-break/><text:line-break/> <text:s text:c="7"/></text:span><text:span text:style-name="T5">try</text:span><text:span text:style-name="T6">:<text:line-break/> <text:s text:c="11"/></text:span><text:span text:style-name="T5">if </text:span><text:span text:style-name="T6">df[</text:span><text:span text:style-name="T12">'Nome do Empregado'</text:span><text:span text:style-name="T6">].apply(</text:span><text:span text:style-name="T5">lambda </text:span><text:span text:style-name="T6">x: </text:span><text:span text:style-name="T11">str</text:span><text:span text:style-name="T6">(x).replace(</text:span><text:span text:style-name="T12">" "</text:span><text:span text:style-name="T6">, </text:span><text:span text:style-name="T12">""</text:span><text:span text:style-name="T6">).isalpha()).all():<text:line-break/> <text:s text:c="15"/></text:span><text:span text:style-name="T11">print</text:span><text:span text:style-name="T6">(</text:span><text:span text:style-name="T12">"O campo 'Nome' é alfabético"</text:span><text:span text:style-name="T6">)<text:line-break/> <text:s text:c="15"/>nome = </text:span><text:span text:style-name="T5">True<text:line-break/> <text:s text:c="11"/>else</text:span><text:span text:style-name="T6">:<text:line-break/> <text:s text:c="15"/></text:span><text:span text:style-name="T11">print</text:span><text:span text:style-name="T6">(</text:span><text:span text:style-name="T12">"</text:span><text:span text:style-name="T5">\n</text:span><text:span text:style-name="T12">O campo 'Nome' não é alfabético"</text:span><text:span text:style-name="T6">)<text:line-break/> <text:s text:c="7"/></text:span><text:span text:style-name="T5">except </text:span><text:span text:style-name="T11">Exception </text:span><text:span text:style-name="T5">as </text:span><text:span text:style-name="T6">e:<text:line-break/> <text:s text:c="11"/></text:span><text:span text:style-name="T11">print</text:span><text:span text:style-name="T6">(</text:span><text:span text:style-name="T12">f"</text:span><text:span text:style-name="T5">\n</text:span><text:span text:style-name="T12">Ocorreu um erro: </text:span><text:span text:style-name="T5">{</text:span><text:span text:style-name="T6">e</text:span><text:span text:style-name="T5">}</text:span><text:span text:style-name="T12">"</text:span><text:span text:style-name="T6">)<text:line-break/> <text:s text:c="3"/></text:span><text:span text:style-name="T5">else</text:span><text:span text:style-name="T6">:<text:line-break/> <text:s text:c="7"/></text:span><text:span text:style-name="T11">print</text:span><text:span text:style-name="T6">(</text:span><text:span text:style-name="T12">"</text:span><text:span text:style-name="T5">\n</text:span><text:span text:style-name="T12">A coluna 'Nome' não foi encontrada."</text:span><text:span text:style-name="T6">)<text:line-break/><text:line-break/> <text:s text:c="3"/></text:span><text:span text:style-name="T5">return </text:span><text:span text:style-name="T6">nome<text:line-break/><text:line-break/></text:span><text:span text:style-name="T13"># verificar_nome(r'/home/daphne/Documentos/Excel/Pandas.xlsx')<text:line-break/><text:line-break/></text:span><text:span text:style-name="T5">def </text:span><text:span text:style-name="T8">verificar_sexo</text:span><text:span text:style-name="T6">(caminho_arquivo):<text:line-break/></text:span><text:soft-page-break/><text:span text:style-name="T6"><text:line-break/> <text:s text:c="3"/>df = pd.read_excel(caminho_arquivo, </text:span><text:span text:style-name="T9">header</text:span><text:span text:style-name="T6">=</text:span><text:span text:style-name="T10">1</text:span><text:span text:style-name="T6">)<text:line-break/> <text:s text:c="3"/>df.columns = df.columns.str.strip() <text:s/></text:span><text:span text:style-name="T13"># Estou tendo que aplicar em todos<text:line-break/><text:line-break/> <text:s text:c="3"/></text:span><text:span text:style-name="T6">sexo = </text:span><text:span text:style-name="T5">False<text:line-break/><text:line-break/> <text:s text:c="3"/>if </text:span><text:span text:style-name="T12">'Sexo' </text:span><text:span text:style-name="T5">in </text:span><text:span text:style-name="T6">df.columns:<text:line-break/><text:line-break/> <text:s text:c="7"/></text:span><text:span text:style-name="T5">try</text:span><text:span text:style-name="T6">:<text:line-break/> <text:s text:c="11"/></text:span><text:span text:style-name="T5">if </text:span><text:span text:style-name="T6">df[</text:span><text:span text:style-name="T12">'Sexo'</text:span><text:span text:style-name="T6">].apply(</text:span><text:span text:style-name="T5">lambda </text:span><text:span text:style-name="T6">x: </text:span><text:span text:style-name="T11">str</text:span><text:span text:style-name="T6">(x).isalpha()).all():<text:line-break/> <text:s text:c="15"/>df[</text:span><text:span text:style-name="T12">'Sexo'</text:span><text:span text:style-name="T6">] = df[</text:span><text:span text:style-name="T12">'Sexo'</text:span><text:span text:style-name="T6">].str.upper()<text:line-break/><text:line-break/> <text:s text:c="15"/></text:span><text:span text:style-name="T5">if </text:span><text:span text:style-name="T6">df[</text:span><text:span text:style-name="T12">'Sexo'</text:span><text:span text:style-name="T6">].isin([</text:span><text:span text:style-name="T12">'M'</text:span><text:span text:style-name="T6">, </text:span><text:span text:style-name="T12">'F'</text:span><text:span text:style-name="T6">]).all(): <text:s/></text:span><text:span text:style-name="T13">#A função isin() verifica se todos os valores da coluna "Sexo" estão contidos na lista ['M', 'F'].<text:line-break/> <text:s text:c="19"/></text:span><text:span text:style-name="T11">print</text:span><text:span text:style-name="T6">(</text:span><text:span text:style-name="T12">"O campo 'Sexo' está correto."</text:span><text:span text:style-name="T6">)<text:line-break/> <text:s text:c="19"/>sexo = </text:span><text:span text:style-name="T5">True<text:line-break/> <text:s text:c="15"/>else</text:span><text:span text:style-name="T6">:<text:line-break/> <text:s text:c="19"/></text:span><text:span text:style-name="T11">print</text:span><text:span text:style-name="T6">(</text:span><text:span text:style-name="T12">"</text:span><text:span text:style-name="T5">\n</text:span><text:span text:style-name="T12">O campo 'Sexo' contém valores inválidos."</text:span><text:span text:style-name="T6">)<text:line-break/> <text:s text:c="19"/></text:span><text:span text:style-name="T11">print</text:span><text:span text:style-name="T6">()<text:line-break/> <text:s text:c="19"/></text:span><text:span text:style-name="T11">print</text:span><text:span text:style-name="T6">(df[</text:span><text:span text:style-name="T12">'Sexo'</text:span><text:span text:style-name="T6">].values)<text:line-break/> <text:s text:c="11"/></text:span><text:span text:style-name="T5">else</text:span><text:span text:style-name="T6">:<text:line-break/> <text:s text:c="15"/></text:span><text:span text:style-name="T11">print</text:span><text:span text:style-name="T6">(</text:span><text:span text:style-name="T12">"</text:span><text:span text:style-name="T5">\n</text:span><text:span text:style-name="T12">O campo 'Sexo' não é alfabético"</text:span><text:span text:style-name="T6">)<text:line-break/> <text:s text:c="7"/></text:span><text:span text:style-name="T5">except </text:span><text:span text:style-name="T11">Exception </text:span><text:span text:style-name="T5">as </text:span><text:span text:style-name="T6">e:<text:line-break/> <text:s text:c="11"/></text:span><text:span text:style-name="T11">print</text:span><text:span text:style-name="T6">(</text:span><text:span text:style-name="T12">f"</text:span><text:span text:style-name="T5">\n</text:span><text:span text:style-name="T12">Ocorreu um erro: </text:span><text:span text:style-name="T5">{</text:span><text:span text:style-name="T6">e</text:span><text:span text:style-name="T5">}</text:span><text:span text:style-name="T12">"</text:span><text:span text:style-name="T6">)<text:line-break/> <text:s text:c="3"/></text:span><text:span text:style-name="T5">else</text:span><text:span text:style-name="T6">:<text:line-break/> <text:s text:c="7"/></text:span><text:span text:style-name="T11">print</text:span><text:span text:style-name="T6">(</text:span><text:span text:style-name="T12">"</text:span><text:span text:style-name="T5">\n</text:span><text:span text:style-name="T12">O campo 'Sexo' não foi encontrado."</text:span><text:span text:style-name="T6">)<text:line-break/><text:line-break/> <text:s text:c="3"/></text:span><text:span text:style-name="T5">return </text:span><text:span text:style-name="T6">sexo<text:line-break/><text:line-break/></text:span><text:span text:style-name="T13"># verificar_sexo(r'/home/daphne/Documentos/Excel/Pandas.xlsx')<text:line-break/><text:line-break/></text:span><text:span text:style-name="T5">def </text:span><text:span text:style-name="T8">verificar_salarioHoras</text:span><text:span text:style-name="T6">(caminho_arquivo):<text:line-break/><text:line-break/> <text:s text:c="3"/>df = pd.read_excel(caminho_arquivo, </text:span><text:span text:style-name="T9">header</text:span><text:span text:style-name="T6">=</text:span><text:span text:style-name="T10">1</text:span><text:span text:style-name="T6">)<text:line-break/> <text:s text:c="3"/>df.columns = df.columns.str.strip()<text:line-break/><text:line-break/> <text:s text:c="3"/>salarioValido = </text:span><text:span text:style-name="T5">False<text:line-break/> <text:s text:c="3"/></text:span><text:span text:style-name="T6">horasValido = </text:span><text:span text:style-name="T5">False<text:line-break/><text:line-break/> <text:s text:c="3"/>if </text:span><text:span text:style-name="T12">'Salário Hora' </text:span><text:span text:style-name="T5">in </text:span><text:span text:style-name="T6">df.columns:<text:line-break/><text:line-break/> <text:s text:c="7"/></text:span><text:span text:style-name="T5">try</text:span><text:span text:style-name="T6">:<text:line-break/> <text:s text:c="11"/></text:span><text:span text:style-name="T5">if </text:span><text:span text:style-name="T6">pd.api.types.is_numeric_dtype(df[</text:span><text:span text:style-name="T12">'Salário Hora'</text:span><text:span text:style-name="T6">]):<text:line-break/> <text:s text:c="15"/></text:span><text:span text:style-name="T11">print</text:span><text:span text:style-name="T6">(</text:span><text:span text:style-name="T12">"O campo 'Salário Hora' é numérico."</text:span><text:span text:style-name="T6">)<text:line-break/> <text:s text:c="15"/>salarioValido = </text:span><text:span text:style-name="T5">True<text:line-break/></text:span><text:soft-page-break/><text:span text:style-name="T5"> <text:s text:c="11"/>else</text:span><text:span text:style-name="T6">:<text:line-break/> <text:s text:c="15"/></text:span><text:span text:style-name="T11">print</text:span><text:span text:style-name="T6">(</text:span><text:span text:style-name="T12">"</text:span><text:span text:style-name="T5">\n</text:span><text:span text:style-name="T12">O campo 'Salário Hora' não é numérico."</text:span><text:span text:style-name="T6">)<text:line-break/> <text:s text:c="7"/></text:span><text:span text:style-name="T5">except </text:span><text:span text:style-name="T11">Exception </text:span><text:span text:style-name="T5">as </text:span><text:span text:style-name="T6">e:<text:line-break/> <text:s text:c="11"/></text:span><text:span text:style-name="T11">print</text:span><text:span text:style-name="T6">(</text:span><text:span text:style-name="T12">f"</text:span><text:span text:style-name="T5">\n</text:span><text:span text:style-name="T12">Ocorreu um erro: </text:span><text:span text:style-name="T5">{</text:span><text:span text:style-name="T6">e</text:span><text:span text:style-name="T5">}</text:span><text:span text:style-name="T12">"</text:span><text:span text:style-name="T6">)<text:line-break/> <text:s text:c="3"/></text:span><text:span text:style-name="T5">else</text:span><text:span text:style-name="T6">:<text:line-break/> <text:s text:c="7"/></text:span><text:span text:style-name="T11">print</text:span><text:span text:style-name="T6">(</text:span><text:span text:style-name="T12">"</text:span><text:span text:style-name="T5">\n</text:span><text:span text:style-name="T12">O campo 'Salário Hora' não foi encontrado."</text:span><text:span text:style-name="T6">)<text:line-break/> <text:s text:c="7"/></text:span><text:span text:style-name="T5">return False<text:line-break/><text:line-break/> <text:s text:c="3"/>if </text:span><text:span text:style-name="T12">'Horas Trabalhadas' </text:span><text:span text:style-name="T5">in </text:span><text:span text:style-name="T6">df.columns:<text:line-break/><text:line-break/> <text:s text:c="7"/></text:span><text:span text:style-name="T5">try</text:span><text:span text:style-name="T6">:<text:line-break/> <text:s text:c="11"/></text:span><text:span text:style-name="T5">if </text:span><text:span text:style-name="T6">pd.api.types.is_numeric_dtype(df[</text:span><text:span text:style-name="T12">'Horas Trabalhadas'</text:span><text:span text:style-name="T6">]):<text:line-break/> <text:s text:c="15"/></text:span><text:span text:style-name="T11">print</text:span><text:span text:style-name="T6">(</text:span><text:span text:style-name="T12">"O campo 'Horas Trabalhadas' é numérico."</text:span><text:span text:style-name="T6">)<text:line-break/> <text:s text:c="15"/>horasValido = </text:span><text:span text:style-name="T5">True<text:line-break/> <text:s text:c="11"/>else</text:span><text:span text:style-name="T6">:<text:line-break/> <text:s text:c="15"/></text:span><text:span text:style-name="T11">print</text:span><text:span text:style-name="T6">(</text:span><text:span text:style-name="T12">"</text:span><text:span text:style-name="T5">\n</text:span><text:span text:style-name="T12">O campo 'Horas Trabalhadas' não é numérico."</text:span><text:span text:style-name="T6">)<text:line-break/> <text:s text:c="7"/></text:span><text:span text:style-name="T5">except </text:span><text:span text:style-name="T11">Exception </text:span><text:span text:style-name="T5">as </text:span><text:span text:style-name="T6">e:<text:line-break/> <text:s text:c="11"/></text:span><text:span text:style-name="T11">print</text:span><text:span text:style-name="T6">(</text:span><text:span text:style-name="T12">f"</text:span><text:span text:style-name="T5">\n</text:span><text:span text:style-name="T12">Ocorreu um erro: </text:span><text:span text:style-name="T5">{</text:span><text:span text:style-name="T6">e</text:span><text:span text:style-name="T5">}</text:span><text:span text:style-name="T12">"</text:span><text:span text:style-name="T6">)<text:line-break/> <text:s text:c="3"/></text:span><text:span text:style-name="T5">else</text:span><text:span text:style-name="T6">:<text:line-break/> <text:s text:c="7"/></text:span><text:span text:style-name="T11">print</text:span><text:span text:style-name="T6">(</text:span><text:span text:style-name="T12">"</text:span><text:span text:style-name="T5">\n</text:span><text:span text:style-name="T12">O campo 'Horas Trabalhadas' não foi encontrado."</text:span><text:span text:style-name="T6">)<text:line-break/><text:line-break/> <text:s text:c="3"/></text:span><text:span text:style-name="T5">return </text:span><text:span text:style-name="T6">salarioValido </text:span><text:span text:style-name="T5">and </text:span><text:span text:style-name="T6">horasValido<text:line-break/><text:line-break/></text:span><text:span text:style-name="T13"># verificar_salarioHoras(r'/home/daphne/Documentos/Excel/Pandas.xlsx')<text:line-break/><text:line-break/></text:span><text:span text:style-name="T5">def </text:span><text:span text:style-name="T8">calculo_salario</text:span><text:span text:style-name="T6">(caminho_arquivo):<text:line-break/> <text:s text:c="3"/>df = pd.read_excel(caminho_arquivo, </text:span><text:span text:style-name="T9">header</text:span><text:span text:style-name="T6">=</text:span><text:span text:style-name="T10">1</text:span><text:span text:style-name="T6">)<text:line-break/> <text:s text:c="3"/>df.columns = df.columns.str.strip()<text:line-break/><text:line-break/> <text:s text:c="3"/>salarioBruto = df[</text:span><text:span text:style-name="T12">'Salário Hora'</text:span><text:span text:style-name="T6">] * df[</text:span><text:span text:style-name="T12">'Horas Trabalhadas'</text:span><text:span text:style-name="T6">]<text:line-break/> <text:s text:c="3"/></text:span><text:span text:style-name="T13"># print("\nSalário Bruto: " + ", ".join([f"{valor:.0f}" for valor in salarioBruto.tolist()]))<text:line-break/><text:line-break/> <text:s text:c="3"/></text:span><text:span text:style-name="T6">descontos = salarioBruto * </text:span><text:span text:style-name="T10">0.1<text:line-break/> <text:s text:c="3"/></text:span><text:span text:style-name="T13"># print("Descontos: " + ", ".join([f"{valor:.0f}" for valor in descontos.tolist()]))<text:line-break/><text:line-break/> <text:s text:c="3"/></text:span><text:span text:style-name="T15">salarioLiquido </text:span><text:span text:style-name="T6">= salarioBruto - descontos<text:line-break/> <text:s text:c="3"/></text:span><text:span text:style-name="T13"># print("Salário Líquido: " + ", ".join([f"{valor:.0f}" for valor in salarioLiquido]))<text:line-break/><text:line-break/> <text:s text:c="3"/></text:span><text:span text:style-name="T6">totalBruto = salarioBruto.sum()<text:line-break/> <text:s text:c="3"/></text:span><text:span text:style-name="T11">print</text:span><text:span text:style-name="T6">(</text:span><text:span text:style-name="T12">"Total dos Salários Brutos: "</text:span><text:span text:style-name="T6">, totalBruto)<text:line-break/><text:line-break/></text:span><text:span text:style-name="T13"># calculo_salario(r'/home/daphne/Documentos/Excel/Pandas.xlsx')<text:line-break/><text:line-break/></text:span><text:span text:style-name="T5">try</text:span><text:span text:style-name="T6">:<text:line-break/> <text:s text:c="3"/></text:span><text:span text:style-name="T5">if </text:span><text:span text:style-name="T6">verificar_arquivo(</text:span><text:span text:style-name="T12">r'/home/daphne/Documentos/Excel/Pandas.xlsx'</text:span><text:span text:style-name="T6">) == </text:span><text:span text:style-name="T5">True and </text:span><text:soft-page-break/><text:span text:style-name="T6">verificar_matricula(</text:span><text:span text:style-name="T12">r'/home/daphne/Documentos/Excel/Pandas.xlsx'</text:span><text:span text:style-name="T6">) == </text:span><text:span text:style-name="T5">True and </text:span><text:span text:style-name="T6">verificar_nome(</text:span><text:span text:style-name="T12">r'/home/daphne/Documentos/Excel/Pandas.xlsx'</text:span><text:span text:style-name="T6">) == </text:span><text:span text:style-name="T5">True and </text:span><text:span text:style-name="T6">verificar_sexo(</text:span><text:span text:style-name="T12">r'/home/daphne/Documentos/Excel/Pandas.xlsx'</text:span><text:span text:style-name="T6">) == </text:span><text:span text:style-name="T5">True and </text:span><text:span text:style-name="T6">verificar_salarioHoras(</text:span><text:span text:style-name="T12">r'/home/daphne/Documentos/Excel/Pandas.xlsx'</text:span><text:span text:style-name="T6">) == </text:span><text:span text:style-name="T5">True</text:span><text:span text:style-name="T6">:<text:line-break/> <text:s text:c="7"/></text:span><text:span text:style-name="T11">print</text:span><text:span text:style-name="T6">(</text:span><text:span text:style-name="T12">"</text:span><text:span text:style-name="T5">\n</text:span><text:span text:style-name="T12">Tudo OK!"</text:span><text:span text:style-name="T6">)<text:line-break/> <text:s text:c="3"/></text:span><text:span text:style-name="T5">else</text:span><text:span text:style-name="T6">:<text:line-break/> <text:s text:c="7"/></text:span><text:span text:style-name="T11">print</text:span><text:span text:style-name="T6">(</text:span><text:span text:style-name="T12">"</text:span><text:span text:style-name="T5">\n</text:span><text:span text:style-name="T12">Error. Contém dados inválidos."</text:span><text:span text:style-name="T6">)<text:line-break/> <text:s text:c="7"/></text:span><text:span text:style-name="T11">exit</text:span><text:span text:style-name="T6">()<text:line-break/></text:span><text:span text:style-name="T5">except </text:span><text:span text:style-name="T11">ValueError</text:span><text:span text:style-name="T6">:<text:line-break/> <text:s text:c="3"/></text:span><text:span text:style-name="T11">print</text:span><text:span text:style-name="T6">(</text:span><text:span text:style-name="T12">"</text:span><text:span text:style-name="T5">\n</text:span><text:span text:style-name="T12">Há inconsistência de dados, tente novamente."</text:span><text:span text:style-name="T6">)<text:line-break/> <text:s text:c="3"/></text:span><text:span text:style-name="T11">exit</text:span><text:span text:style-name="T6">()<text:line-break/><text:line-break/></text:span><text:span text:style-name="T11">print</text:span><text:span text:style-name="T6">(</text:span><text:span text:style-name="T12">"</text:span><text:span text:style-name="T5">\n</text:span><text:span text:style-name="T12">Escolha: "</text:span><text:span text:style-name="T6">)<text:line-break/></text:span><text:span text:style-name="T11">print</text:span><text:span text:style-name="T6">(</text:span><text:span text:style-name="T12">"1 - Todas as Informações "</text:span><text:span text:style-name="T6">)<text:line-break/></text:span><text:span text:style-name="T11">print</text:span><text:span text:style-name="T6">(</text:span><text:span text:style-name="T12">"2 - Total dos Salários Brutos " </text:span><text:span text:style-name="T6">)<text:line-break/><text:line-break/>opçao = </text:span><text:span text:style-name="T11">input</text:span><text:span text:style-name="T6">(</text:span><text:span text:style-name="T12">"</text:span><text:span text:style-name="T5">\n</text:span><text:span text:style-name="T12">Digite o número da opção desejada: "</text:span><text:span text:style-name="T6">)<text:line-break/><text:line-break/></text:span><text:span text:style-name="T5">if </text:span><text:span text:style-name="T6">opçao == </text:span><text:span text:style-name="T12">'1'</text:span><text:span text:style-name="T6">:<text:line-break/> <text:s text:c="3"/>df = pd.read_excel(</text:span><text:span text:style-name="T12">r'/home/daphne/Documentos/Excel/Pandas.xlsx'</text:span><text:span text:style-name="T6">, </text:span><text:span text:style-name="T9">header</text:span><text:span text:style-name="T6">=</text:span><text:span text:style-name="T10">1</text:span><text:span text:style-name="T6">)<text:line-break/> <text:s text:c="3"/>df.columns = df.columns.str.strip()<text:line-break/><text:line-break/> <text:s text:c="3"/></text:span><text:span text:style-name="T13"># df['Salário Bruto'] = df['Matrícula'].apply(calculo_salario())<text:line-break/><text:line-break/> <text:s text:c="3"/></text:span><text:span text:style-name="T11">print</text:span><text:span text:style-name="T6">()<text:line-break/> <text:s text:c="3"/></text:span><text:span text:style-name="T11">print</text:span><text:span text:style-name="T6">(df[[</text:span><text:span text:style-name="T12">'Matrícula'</text:span><text:span text:style-name="T6">, </text:span><text:span text:style-name="T12">'Nome do Empregado'</text:span><text:span text:style-name="T6">]].to_string(</text:span><text:span text:style-name="T9">index</text:span><text:span text:style-name="T6">=</text:span><text:span text:style-name="T5">False</text:span><text:span text:style-name="T6">))<text:line-break/><text:line-break/></text:span><text:span text:style-name="T5">elif </text:span><text:span text:style-name="T6">opçao == </text:span><text:span text:style-name="T12">'2'</text:span><text:span text:style-name="T6">:<text:line-break/> <text:s text:c="3"/>df = pd.read_excel(</text:span><text:span text:style-name="T12">r'/home/daphne/Documentos/Excel/Pandas.xlsx'</text:span><text:span text:style-name="T6">, </text:span><text:span text:style-name="T9">header</text:span><text:span text:style-name="T6">=</text:span><text:span text:style-name="T10">1</text:span><text:span text:style-name="T6">)<text:line-break/> <text:s text:c="3"/>df.columns = df.columns.str.strip()<text:line-break/><text:line-break/> <text:s text:c="3"/></text:span><text:span text:style-name="T11">print</text:span><text:span text:style-name="T6">()<text:line-break/> <text:s text:c="3"/>calculo_salario(</text:span><text:span text:style-name="T12">r'/home/daphne/Documentos/Excel/Pandas.xlsx'</text:span><text:span text:style-name="T6">)<text:line-break/><text:line-break/></text:span><text:span text:style-name="T5">else</text:span><text:span text:style-name="T6">:<text:line-break/> <text:s text:c="3"/></text:span><text:span text:style-name="T11">print</text:span><text:span text:style-name="T6">(</text:span><text:span text:style-name="T12">"</text:span><text:span text:style-name="T5">\n</text:span><text:span text:style-name="T12">Digite um número válido"</text:span><text:span text:style-name="T6">)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TML_20_Preformatted" style:display-name="HTML Preformatted" style:family="paragraph" style:parent-style-name="Standard" loext:linked-style-name="Pré-formatação_20_HTML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2:47:00</meta:creation-date>
    <meta:initial-creator>alunodev10</meta:initial-creator>
    <dc:language>pt-BR</dc:language>
    <dc:date>2024-10-25T21:06:14.059894650</dc:date>
    <meta:editing-cycles>6</meta:editing-cycles>
    <meta:editing-duration>PT3H17M6S</meta:editing-duration>
    <meta:generator>LibreOffice/24.2.6.2$Linux_X86_64 LibreOffice_project/420$Build-2</meta:generator>
    <meta:document-statistic meta:table-count="0" meta:image-count="0" meta:object-count="0" meta:page-count="6" meta:paragraph-count="39" meta:word-count="848" meta:character-count="8070" meta:non-whitespace-character-count="6258"/>
    <meta:user-defined meta:name="AppVersion">15.0000</meta:user-defined>
    <meta:template xlink:type="simple" xlink:actuate="onRequest" xlink:title="Normal" xlink:href=""/>
  </office:meta>
</office:document-meta>
</file>